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charset="x-symbol"/>
    <style:font-face style:name="OpenSymbol1" svg:font-family="OpenSymbol"/>
    <style:font-face style:name="OpenSymbol" svg:font-family="OpenSymbol, 'Arial Unicode MS'"/>
    <style:font-face style:name="Tahoma1" svg:font-family="Tahoma"/>
    <style:font-face style:name="Courier New" svg:font-family="'Courier New'" style:font-family-generic="modern" style:font-pitch="fixed"/>
    <style:font-face style:name="SimSun1" svg:font-family="SimSu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Standard">
      <style:paragraph-properties fo:text-align="center" style:justify-single-word="false" style:page-number="auto"/>
      <style:text-properties fo:font-size="18pt" fo:font-weight="bold" style:font-size-asian="18pt" style:font-weight-asian="bold" style:font-size-complex="18pt" style:font-weight-complex="bold"/>
    </style:style>
    <style:style style:name="P2" style:family="paragraph" style:parent-style-name="Standard" style:list-style-name="L1"/>
    <style:style style:name="P3" style:family="paragraph" style:parent-style-name="Standard" style:list-style-name="L2"/>
    <style:style style:name="T1" style:family="text">
      <style:text-properties style:font-name="Courier New"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stem Special Abilities and Skills</text:p>
      <text:p text:style-name="Standard">See also <text:s/><text:a xlink:type="simple" xlink:href="../SASpecialAbilities.html">Special Abilities</text:a></text:p>
      <text:p text:style-name="Standard"/>
      <text:p text:style-name="Standard"/>
      <text:p text:style-name="Standard">Some Special Abilities and Skills are used by the hard-coded game engine. <text:s/>These Special Abilities and Skills can be referenced and modified by scripts, just like any other Special Abilities or Skills, but their primary purpose is to provide the engine with information while the game is being played.</text:p>
      <text:p text:style-name="Standard"><text:span text:style-name="T1"/></text:p>
      <text:p text:style-name="Standard"><text:span text:style-name="T1"/></text:p>
      <text:h text:style-name="Heading_20_1" text:outline-level="1"><text:span text:style-name="T1">XP_Value$SYS</text:span> </text:h>
      <text:p text:style-name="Standard">This Special Ability should be attached to an NPC. <text:s/>The editor provides an easy way to edit this Special Ability within the NPC editor. <text:s/>The parameter of this Special Ability defines the amount of experience the party gains when the NPC is killed by the party during a combat</text:p>
      <text:p text:style-name="Standard"><text:span text:style-name="T1"/></text:p>
      <text:h text:style-name="Heading_20_1" text:outline-level="1"><text:span text:style-name="T1">MaxLevel$SYS</text:span></text:h>
      <text:p text:style-name="Standard">This Skill can be defined and adjusted for ability level in the race or baseclass data. <text:s/>The value of the Skill is used to limit a character's baseclass level. <text:s/>When it needs to know a baseclass level limit, the engine determines the smallest value from the race and the baseclass databases and adjusts the value as defined in the race and single baseclass databases, ignoring values and adjustments from any other baseclasses the character may have. For example, if the engine wants to know the maximum fighter level for a Fighter/Druid, it will determine the MaxLevel$SYS skill value using the baseclass 'fighter', ignoring any values or adjustments for the 'druid' baseclass</text:p>
      <text:p text:style-name="Standard"/>
      <text:h text:style-name="Heading_20_1" text:outline-level="1">Turn$SYS$</text:h>
      <text:p text:style-name="Standard">This is the name of a Special Ability that contains Integer Tables for each Undead type. <text:s/>Each table is named after an Undead type and there is an entry in the table for each Effective Turning Value (turning power minus turning resistance). <text:s/>Each entry has the value encoded as the sum of: </text:p>
      <text:list xml:id="list32426019" text:style-name="L2">
        <text:list-item>
          <text:p text:style-name="P3">1000000*what – 0 means turn; 1 means destroy</text:p>
        </text:list-item>
        <text:list-item>
          <text:p text:style-name="P3">10000*die – Number of sides on the die</text:p>
        </text:list-item>
        <text:list-item>
          <text:p text:style-name="P3">100*min – Minimum number of creatures to turn</text:p>
        </text:list-item>
        <text:list-item>
          <text:p text:style-name="P3">max – maximum number of creatures to turn</text:p>
        </text:list-item>
      </text:list>
      <text:list xml:id="list30590853" text:style-name="L1">
        <text:list-header>
          <text:p text:style-name="P2"><text:s/></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charset="x-symbol"/>
    <style:font-face style:name="OpenSymbol1" svg:font-family="OpenSymbol"/>
    <style:font-face style:name="OpenSymbol" svg:font-family="OpenSymbol, 'Arial Unicode MS'"/>
    <style:font-face style:name="Tahoma1" svg:font-family="Tahoma"/>
    <style:font-face style:name="Courier New" svg:font-family="'Courier New'" style:font-family-generic="modern" style:font-pitch="fixed"/>
    <style:font-face style:name="SimSun1" svg:font-family="SimSu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SimSun1" style:font-size-asian="12pt" style:language-asian="zh" style:country-asian="CN" style:font-name-complex="Tahoma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1"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pecial Abilities</dc:title>
    <meta:initial-creator>Paul Stevens</meta:initial-creator>
    <meta:creation-date>2010-05-07T09:56:16</meta:creation-date>
    <meta:editing-duration>PT576H25M21S</meta:editing-duration>
    <dc:date>2013-04-24T12:32:20.55</dc:date>
    <dc:creator>Paul Stevens</dc:creator>
    <meta:generator>OpenOffice.org/3.2$Win32 OpenOffice.org_project/320m18$Build-9502</meta:generator>
    <meta:editing-cycles>5</meta:editing-cycles>
    <meta:document-statistic meta:table-count="0" meta:image-count="0" meta:object-count="0" meta:page-count="1" meta:paragraph-count="14" meta:word-count="310" meta:character-count="1813"/>
  </office:meta>
</office:document-meta>
</file>